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4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6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9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136cm"/>
      <style:paragraph-properties style:writing-mode="lr-tb"/>
    </style:style>
    <style:style style:name="gr17" style:family="graphic" style:parent-style-name="objectwithoutfill">
      <style:graphic-properties draw:marker-end="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9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31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95cm"/>
      <style:paragraph-properties style:writing-mode="lr-tb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2.92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4.576cm" fo:min-width="3.0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3.202cm"/>
      <style:paragraph-properties style:writing-mode="lr-tb"/>
    </style:style>
    <style:style style:name="gr29" style:family="graphic" style:parent-style-name="standard">
      <style:graphic-properties draw:fill="none" draw:textarea-vertical-align="middle" draw:auto-grow-height="false" fo:min-height="12.38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6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9.011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6.817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38" style:family="graphic" style:parent-style-name="objectwithoutfill">
      <style:graphic-properties draw:marker-end="Arrowheads_20_2" draw:marker-end-width="0.3cm" draw:fill="none" draw:textarea-vertical-align="middle"/>
    </style:style>
    <style:style style:name="gr39" style:family="graphic" style:parent-style-name="objectwithoutfill">
      <style:graphic-properties draw:marker-end="Arrowheads_20_3" draw:marker-end-width="0.3cm" draw:fill="none" draw:textarea-vertical-align="middle"/>
    </style:style>
    <style:style style:name="gr40" style:family="graphic" style:parent-style-name="objectwithoutfill">
      <style:graphic-properties draw:marker-end="Arrowheads_20_4" draw:marker-end-width="0.3cm" draw:fill="none" draw:textarea-vertical-align="middle"/>
    </style:style>
    <style:style style:name="gr41" style:family="graphic" style:parent-style-name="objectwithoutfill">
      <style:graphic-properties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2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4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75cm" fo:min-width="1.532cm"/>
      <style:paragraph-properties style:writing-mode="lr-tb"/>
    </style:style>
    <style:style style:name="gr46" style:family="graphic" style:parent-style-name="objectwithoutfill">
      <style:graphic-properties draw:marker-end="Arrowheads_20_7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5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3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6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3" style:family="graphic" style:parent-style-name="objectwithoutfill">
      <style:graphic-properties draw:marker-end="Arrowheads_20_14" draw:marker-end-width="0.3cm" draw:fill="none" draw:textarea-vertical-align="middle"/>
    </style:style>
    <style:style style:name="gr54" style:family="graphic" style:parent-style-name="objectwithoutfill">
      <style:graphic-properties draw:marker-end="Arrowheads_20_18" draw:marker-end-width="0.3cm" draw:fill="none" draw:textarea-vertical-align="middle"/>
    </style:style>
    <style:style style:name="gr55" style:family="graphic" style:parent-style-name="objectwithoutfill">
      <style:graphic-properties draw:marker-end="Arrowheads_20_19" draw:marker-end-width="0.3cm" draw:fill="none" draw:textarea-vertical-align="middle"/>
    </style:style>
    <style:style style:name="gr56" style:family="graphic" style:parent-style-name="standard">
      <style:graphic-properties draw:stroke="dash" draw:stroke-dash="Long_20_Dash_20__28_Rounded_29_" svg:stroke-linecap="round" draw:fill="none" draw:textarea-horizontal-align="justify" draw:textarea-vertical-align="middle" draw:auto-grow-height="false" fo:min-height="5.338cm" fo:min-width="1.78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10" style:family="paragraph">
      <loext:graphic-properties draw:fill="none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11" style:family="paragraph">
      <loext:graphic-properties draw:fill-color="#000000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12" style:family="paragraph">
      <style:text-properties style:font-name="Go Mono" fo:font-size="16pt"/>
    </style:style>
    <style:style style:name="P13" style:family="paragraph">
      <loext:graphic-properties draw:fill="none" draw:fill-color="#ffffff"/>
      <style:paragraph-properties style:writing-mode="lr-tb"/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P14" style:family="paragraph">
      <style:text-properties style:font-name="Go Mono" fo:font-size="10.5pt"/>
    </style:style>
    <style:style style:name="P15" style:family="paragraph">
      <loext:graphic-properties draw:fill="none" draw:fill-color="#ffffff"/>
      <style:paragraph-properties style:writing-mode="lr-tb"/>
      <style:text-properties style:font-name="Go Mono" fo:font-size="10.5pt"/>
    </style:style>
    <style:style style:name="P16" style:family="paragraph">
      <style:paragraph-properties fo:text-align="center"/>
      <style:text-properties style:font-name="Go Mono"/>
    </style:style>
    <style:style style:name="P17" style:family="paragraph">
      <loext:graphic-properties draw:fill="none"/>
      <style:paragraph-properties fo:text-align="center"/>
      <style:text-properties style:font-name="Go Mono"/>
    </style:style>
    <style:style style:name="P18" style:family="paragraph">
      <style:paragraph-properties fo:text-align="center" style:writing-mode="lr-tb"/>
      <style:text-properties style:font-name="Go Mono" fo:font-size="10.5pt"/>
    </style:style>
    <style:style style:name="P19" style:family="paragraph">
      <loext:graphic-properties draw:fill="none"/>
      <style:paragraph-properties fo:text-align="center"/>
      <style:text-properties style:font-name="Go Mono" fo:font-size="10.5pt"/>
    </style:style>
    <style:style style:name="P20" style:family="paragraph">
      <style:paragraph-properties fo:text-align="center"/>
      <style:text-properties style:font-name="Go Mono" fo:font-size="10.5pt"/>
    </style:style>
    <style:style style:name="P21" style:family="paragraph">
      <style:paragraph-properties fo:text-align="center" style:writing-mode="lr-tb"/>
      <style:text-properties style:font-name="Go Mono" fo:font-size="12pt" fo:font-style="normal" fo:font-weight="normal" style:font-size-asian="12pt" style:font-size-complex="18pt"/>
    </style:style>
    <style:style style:name="P22" style:family="paragraph">
      <loext:graphic-properties draw:fill="none" draw:fill-color="#ffffff"/>
      <style:text-properties style:font-name="Go Mono" fo:font-size="10.5pt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P24" style:family="paragraph">
      <style:text-properties style:font-name="Go Mono"/>
    </style:style>
    <style:style style:name="P25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26" style:family="paragraph">
      <style:text-properties style:font-name="Go Mono" fo:font-size="10.5pt" fo:font-weight="normal"/>
    </style:style>
    <style:style style:name="P27" style:family="paragraph">
      <loext:graphic-properties draw:fill="none" draw:fill-color="#ffffff"/>
      <style:text-properties style:font-name="Go Mono" fo:font-size="10.5pt" fo:font-weight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size="9pt" fo:font-style="normal" fo:text-shadow="none" style:text-underline-style="none" fo:font-weight="normal" style:letter-kerning="true" fo:background-color="transparent" style:font-name-asian="Noto Sans Mono CJK JP Regular" style:font-size-asian="9pt" style:language-asian="ja" style:country-asian="JP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fo:font-weight="normal" style:font-size-asian="12pt" style:font-size-complex="18pt"/>
    </style:style>
    <style:style style:name="T6" style:family="text">
      <style:text-properties fo:font-style="normal" fo:font-weight="normal" style:font-size-asian="20pt" style:font-weight-asian="normal" style:font-size-complex="20pt" style:font-weight-complex="normal"/>
    </style:style>
    <style:style style:name="T7" style:family="text">
      <style:text-properties fo:color="#0f3cd5" loext:opacity="100%" style:font-name="Go Mono" fo:font-size="12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71cm" svg:y1="4.175cm" svg:x2="13.7cm" svg:y2="4.175cm">
          <text:p/>
        </draw:line>
        <draw:custom-shape draw:style-name="gr2" draw:text-style-name="P2" draw:layer="layout" svg:width="2.032cm" svg:height="1.016cm" svg:x="8.239cm" svg:y="3.667cm">
          <text:p text:style-name="P2">Delay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75cm" svg:y1="4.175cm" svg:x2="8.239cm" svg:y2="4.175cm">
          <text:p/>
        </draw:line>
        <draw:g xml:id="id2" draw:id="id2">
          <draw:custom-shape draw:style-name="gr3" draw:text-style-name="P3" draw:layer="layout" svg:width="0.762cm" svg:height="0.762cm" svg:x="5.064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4.175cm" svg:x2="5.699cm" svg:y2="4.175cm">
            <text:p/>
          </draw:line>
          <draw:line draw:style-name="gr4" draw:text-style-name="P1" draw:layer="layout" svg:x1="5.445cm" svg:y1="3.921cm" svg:x2="5.445cm" svg:y2="4.429cm">
            <text:p/>
          </draw:line>
        </draw:g>
        <draw:g xml:id="id4" draw:id="id4">
          <draw:custom-shape draw:style-name="gr3" draw:text-style-name="P3" draw:layer="layout" svg:width="0.762cm" svg:height="0.762cm" svg:x="11.795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922cm" svg:y1="4.175cm" svg:x2="12.43cm" svg:y2="4.175cm">
            <text:p/>
          </draw:line>
          <draw:line draw:style-name="gr4" draw:text-style-name="P1" draw:layer="layout" svg:x1="12.176cm" svg:y1="3.921cm" svg:x2="12.176cm" svg:y2="4.429cm">
            <text:p/>
          </draw:line>
        </draw:g>
        <draw:custom-shape draw:style-name="gr5" draw:text-style-name="P4" xml:id="id3" draw:id="id3" draw:layer="layout" svg:width="0.254cm" svg:height="0.254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254cm" svg:height="0.254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0.375cm" svg:x1="11.033cm" svg:y1="4.302cm" svg:x2="5.445cm" svg:y2="4.556cm" draw:start-shape="id1" draw:start-glue-point="8" draw:end-shape="id2" draw:end-glue-point="2" svg:d="M11033 4302v1143h-5588v-889" svg:viewBox="0 0 5589 1144">
          <text:p/>
        </draw:connector>
        <draw:connector draw:style-name="gr1" draw:text-style-name="P1" draw:layer="layout" draw:line-skew="-0.503cm" svg:x1="6.715cm" svg:y1="4.048cm" svg:x2="12.176cm" svg:y2="3.794cm" draw:start-shape="id3" draw:start-glue-point="4" draw:end-shape="id4" draw:end-glue-point="0" svg:d="M6715 4048v-1270h5461v1016" svg:viewBox="0 0 5462 1271">
          <text:p/>
        </draw:connector>
        <draw:frame draw:style-name="gr6" draw:text-style-name="P5" draw:layer="layout" svg:width="1.56cm" svg:height="0.878cm" svg:x="2.651cm" svg:y="3.794cm">
          <draw:text-box>
            <text:p>Input</text:p>
          </draw:text-box>
        </draw:frame>
        <draw:frame draw:style-name="gr7" draw:text-style-name="P5" draw:layer="layout" svg:width="1.772cm" svg:height="0.878cm" svg:x="17.516cm" svg:y="3.794cm">
          <draw:text-box>
            <text:p>Output</text:p>
          </draw:text-box>
        </draw:frame>
        <draw:frame draw:style-name="gr8" draw:text-style-name="P6" draw:layer="layout" svg:width="4.947cm" svg:height="0.878cm" svg:x="2.27cm" svg:y="1.138cm">
          <draw:text-box>
            <text:p><text:span text:style-name="T1">All-pass Section (AP)</text:span></text:p>
          </draw:text-box>
        </draw:frame>
        <draw:g xml:id="id7" draw:id="id7">
          <draw:custom-shape draw:style-name="gr3" draw:text-style-name="P3" draw:layer="layout" svg:width="0.762cm" svg:height="0.762cm" svg:x="5.06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9.255cm" svg:x2="5.699cm" svg:y2="9.255cm">
            <text:p/>
          </draw:line>
          <draw:line draw:style-name="gr4" draw:text-style-name="P1" draw:layer="layout" svg:x1="5.445cm" svg:y1="9.001cm" svg:x2="5.445cm" svg:y2="9.509cm">
            <text:p/>
          </draw:line>
        </draw:g>
        <draw:g xml:id="id9" draw:id="id9">
          <draw:custom-shape draw:style-name="gr3" draw:text-style-name="P3" draw:layer="layout" svg:width="0.762cm" svg:height="0.762cm" svg:x="5.06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13.065cm" svg:x2="5.699cm" svg:y2="13.065cm">
            <text:p/>
          </draw:line>
          <draw:line draw:style-name="gr4" draw:text-style-name="P1" draw:layer="layout" svg:x1="5.445cm" svg:y1="12.811cm" svg:x2="5.445cm" svg:y2="13.319cm">
            <text:p/>
          </draw:line>
        </draw:g>
        <draw:custom-shape draw:style-name="gr9" draw:text-style-name="P3" draw:layer="layout" svg:width="0.762cm" svg:height="0.762cm" draw:transform="rotate (1.5707963267949) translate (7.858cm 5.8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-1.5707963267949) translate (9.89cm 2.3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7" draw:layer="layout" svg:width="2.102cm" svg:height="0.772cm" svg:x="8.239cm" svg:y="1.625cm">
          <draw:text-box>
            <text:p><text:span text:style-name="T2">InnerFeed</text:span></text:p>
          </draw:text-box>
        </draw:frame>
        <draw:frame draw:style-name="gr11" draw:text-style-name="P7" draw:layer="layout" svg:width="2.28cm" svg:height="0.772cm" svg:x="7.28cm" svg:y="5.816cm">
          <draw:text-box>
            <text:p><text:span text:style-name="T2">-InnerFeed</text:span></text:p>
          </draw:text-box>
        </draw:frame>
        <draw:line draw:style-name="gr1" draw:text-style-name="P1" draw:layer="layout" svg:x1="3.54cm" svg:y1="9.255cm" svg:x2="5.064cm" svg:y2="9.255cm">
          <text:p/>
        </draw:line>
        <draw:line draw:style-name="gr1" draw:text-style-name="P1" draw:layer="layout" svg:x1="5.064cm" svg:y1="13.065cm" svg:x2="3.54cm" svg:y2="13.065cm">
          <text:p/>
        </draw:line>
        <draw:custom-shape draw:style-name="gr12" draw:text-style-name="P2" xml:id="id5" draw:id="id5" draw:layer="layout" svg:width="1.27cm" svg:height="1.016cm" svg:x="8.62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0.254cm" svg:height="0.254cm" svg:x="7.22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254cm" svg:height="0.254cm" svg:x="7.22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8.62cm" svg:y1="13.065cm" svg:x2="7.477cm" svg:y2="13.065cm" draw:start-shape="id5" draw:start-glue-point="3" draw:end-shape="id6" draw:end-glue-point="10" svg:d="M8620 13065h-1143" svg:viewBox="0 0 1144 1">
          <text:p/>
        </draw:connector>
        <draw:connector draw:style-name="gr13" draw:text-style-name="P3" draw:layer="layout" svg:x1="5.826cm" svg:y1="9.255cm" svg:x2="7.223cm" svg:y2="9.255cm" draw:start-shape="id7" draw:start-glue-point="1" draw:end-shape="id8" draw:end-glue-point="6" svg:d="M5826 9255h1397" svg:viewBox="0 0 1398 1">
          <text:p/>
        </draw:connector>
        <draw:connector draw:style-name="gr1" draw:text-style-name="P1" draw:layer="layout" svg:x1="7.223cm" svg:y1="13.065cm" svg:x2="5.826cm" svg:y2="13.065cm" draw:start-shape="id6" draw:start-glue-point="6" draw:end-shape="id9" draw:end-glue-point="1" svg:d="M7223 13065h-1397" svg:viewBox="0 0 1398 1">
          <text:p/>
        </draw:connector>
        <draw:connector draw:style-name="gr1" draw:text-style-name="P1" draw:layer="layout" draw:type="line" svg:x1="7.35cm" svg:y1="12.938cm" svg:x2="5.445cm" svg:y2="9.636cm" draw:start-shape="id6" draw:start-glue-point="4" draw:end-shape="id7" draw:end-glue-point="2" svg:d="M7350 12938l-1905-3302" svg:viewBox="0 0 1906 3303">
          <text:p/>
        </draw:connector>
        <draw:connector draw:style-name="gr1" draw:text-style-name="P1" draw:layer="layout" draw:type="line" svg:x1="7.35cm" svg:y1="9.382cm" svg:x2="5.445cm" svg:y2="12.684cm" draw:start-shape="id8" draw:start-glue-point="8" draw:end-shape="id9" draw:end-glue-point="0" svg:d="M735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6.23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7.02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7.223cm" svg:y="11.531cm">
          <draw:text-box>
            <text:p><text:span text:style-name="T2">-OuterFeed0</text:span></text:p>
          </draw:text-box>
        </draw:frame>
        <draw:frame draw:style-name="gr11" draw:text-style-name="P7" draw:layer="layout" svg:width="2.28cm" svg:height="0.772cm" svg:x="7.407cm" svg:y="9.753cm">
          <draw:text-box>
            <text:p><text:span text:style-name="T2">OuterFeed0</text:span></text:p>
          </draw:text-box>
        </draw:frame>
        <draw:g xml:id="id12" draw:id="id12">
          <draw:custom-shape draw:style-name="gr3" draw:text-style-name="P3" draw:layer="layout" svg:width="0.762cm" svg:height="0.762cm" svg:x="11.41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9.255cm" svg:x2="12.049cm" svg:y2="9.255cm">
            <text:p/>
          </draw:line>
          <draw:line draw:style-name="gr4" draw:text-style-name="P1" draw:layer="layout" svg:x1="11.795cm" svg:y1="9.001cm" svg:x2="11.795cm" svg:y2="9.509cm">
            <text:p/>
          </draw:line>
        </draw:g>
        <draw:g xml:id="id14" draw:id="id14">
          <draw:custom-shape draw:style-name="gr3" draw:text-style-name="P3" draw:layer="layout" svg:width="0.762cm" svg:height="0.762cm" svg:x="11.41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13.065cm" svg:x2="12.049cm" svg:y2="13.065cm">
            <text:p/>
          </draw:line>
          <draw:line draw:style-name="gr4" draw:text-style-name="P1" draw:layer="layout" svg:x1="11.795cm" svg:y1="12.811cm" svg:x2="11.795cm" svg:y2="13.319cm">
            <text:p/>
          </draw:line>
        </draw:g>
        <draw:line draw:style-name="gr1" draw:text-style-name="P1" draw:layer="layout" svg:x1="7.477cm" svg:y1="9.255cm" svg:x2="11.414cm" svg:y2="9.255cm">
          <text:p/>
        </draw:line>
        <draw:line draw:style-name="gr1" draw:text-style-name="P1" draw:layer="layout" svg:x1="11.414cm" svg:y1="13.065cm" svg:x2="9.89cm" svg:y2="13.065cm">
          <text:p/>
        </draw:line>
        <draw:custom-shape draw:style-name="gr12" draw:text-style-name="P2" xml:id="id10" draw:id="id10" draw:layer="layout" svg:width="1.27cm" svg:height="1.016cm" svg:x="14.97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0.254cm" svg:height="0.254cm" svg:x="13.57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254cm" svg:height="0.254cm" svg:x="13.57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97cm" svg:y1="13.065cm" svg:x2="13.827cm" svg:y2="13.065cm" draw:start-shape="id10" draw:start-glue-point="3" draw:end-shape="id11" draw:end-glue-point="10" svg:d="M14970 13065h-1143" svg:viewBox="0 0 1144 1">
          <text:p/>
        </draw:connector>
        <draw:connector draw:style-name="gr13" draw:text-style-name="P3" draw:layer="layout" svg:x1="12.176cm" svg:y1="9.255cm" svg:x2="13.573cm" svg:y2="9.255cm" draw:start-shape="id12" draw:start-glue-point="1" draw:end-shape="id13" draw:end-glue-point="6" svg:d="M12176 9255h1397" svg:viewBox="0 0 1398 1">
          <text:p/>
        </draw:connector>
        <draw:connector draw:style-name="gr1" draw:text-style-name="P1" draw:layer="layout" svg:x1="13.573cm" svg:y1="13.065cm" svg:x2="12.176cm" svg:y2="13.065cm" draw:start-shape="id11" draw:start-glue-point="6" draw:end-shape="id14" draw:end-glue-point="1" svg:d="M13573 13065h-1397" svg:viewBox="0 0 1398 1">
          <text:p/>
        </draw:connector>
        <draw:connector draw:style-name="gr1" draw:text-style-name="P1" draw:layer="layout" draw:type="line" svg:x1="13.7cm" svg:y1="12.938cm" svg:x2="11.795cm" svg:y2="9.636cm" draw:start-shape="id11" draw:start-glue-point="4" draw:end-shape="id12" draw:end-glue-point="2" svg:d="M13700 12938l-1905-3302" svg:viewBox="0 0 1906 3303">
          <text:p/>
        </draw:connector>
        <draw:connector draw:style-name="gr1" draw:text-style-name="P1" draw:layer="layout" draw:type="line" svg:x1="13.7cm" svg:y1="9.382cm" svg:x2="11.795cm" svg:y2="12.684cm" draw:start-shape="id13" draw:start-glue-point="8" draw:end-shape="id14" draw:end-glue-point="0" svg:d="M1370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12.58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3.37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13.573cm" svg:y="11.531cm">
          <draw:text-box>
            <text:p><text:span text:style-name="T2">-OuterFeed1</text:span></text:p>
          </draw:text-box>
        </draw:frame>
        <draw:frame draw:style-name="gr11" draw:text-style-name="P7" draw:layer="layout" svg:width="2.28cm" svg:height="0.772cm" svg:x="13.757cm" svg:y="9.753cm">
          <draw:text-box>
            <text:p><text:span text:style-name="T2">OuterFeed1</text:span></text:p>
          </draw:text-box>
        </draw:frame>
        <draw:line draw:style-name="gr4" draw:text-style-name="P1" draw:layer="layout" svg:x1="13.827cm" svg:y1="9.255cm" svg:x2="17.51cm" svg:y2="9.255cm">
          <text:p/>
        </draw:line>
        <draw:line draw:style-name="gr1" draw:text-style-name="P1" draw:layer="layout" svg:x1="17.51cm" svg:y1="13.065cm" svg:x2="16.24cm" svg:y2="13.065cm">
          <text:p/>
        </draw:line>
        <draw:frame draw:style-name="gr15" draw:text-style-name="P5" draw:layer="layout" svg:width="1.137cm" svg:height="0.878cm" svg:x="18.151cm" svg:y="12.441cm">
          <draw:text-box>
            <text:p>...</text:p>
          </draw:text-box>
        </draw:frame>
        <draw:g xml:id="id17" draw:id="id17">
          <draw:custom-shape draw:style-name="gr3" draw:text-style-name="P3" draw:layer="layout" svg:width="0.762cm" svg:height="0.762cm" svg:x="27.92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8.051cm" svg:y1="9.255cm" svg:x2="28.559cm" svg:y2="9.255cm">
            <text:p/>
          </draw:line>
          <draw:line draw:style-name="gr4" draw:text-style-name="P1" draw:layer="layout" svg:x1="28.305cm" svg:y1="9.001cm" svg:x2="28.305cm" svg:y2="9.509cm">
            <text:p/>
          </draw:line>
        </draw:g>
        <draw:g xml:id="id19" draw:id="id19">
          <draw:custom-shape draw:style-name="gr3" draw:text-style-name="P3" draw:layer="layout" svg:width="0.762cm" svg:height="0.762cm" svg:x="27.92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8.051cm" svg:y1="13.065cm" svg:x2="28.559cm" svg:y2="13.065cm">
            <text:p/>
          </draw:line>
          <draw:line draw:style-name="gr4" draw:text-style-name="P1" draw:layer="layout" svg:x1="28.305cm" svg:y1="12.811cm" svg:x2="28.305cm" svg:y2="13.319cm">
            <text:p/>
          </draw:line>
        </draw:g>
        <draw:line draw:style-name="gr1" draw:text-style-name="P1" draw:layer="layout" svg:x1="20.05cm" svg:y1="9.255cm" svg:x2="21.574cm" svg:y2="9.255cm">
          <text:p/>
        </draw:line>
        <draw:line draw:style-name="gr1" draw:text-style-name="P1" draw:layer="layout" svg:x1="27.924cm" svg:y1="13.065cm" svg:x2="26.4cm" svg:y2="13.065cm">
          <text:p/>
        </draw:line>
        <draw:custom-shape draw:style-name="gr12" draw:text-style-name="P2" xml:id="id15" draw:id="id15" draw:layer="layout" svg:width="1.27cm" svg:height="1.016cm" svg:x="31.48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0.254cm" svg:height="0.254cm" svg:x="30.08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0.254cm" svg:height="0.254cm" svg:x="30.08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31.48cm" svg:y1="13.065cm" svg:x2="30.337cm" svg:y2="13.065cm" draw:start-shape="id15" draw:start-glue-point="3" draw:end-shape="id16" draw:end-glue-point="10" svg:d="M31480 13065h-1143" svg:viewBox="0 0 1144 1">
          <text:p/>
        </draw:connector>
        <draw:connector draw:style-name="gr13" draw:text-style-name="P3" draw:layer="layout" svg:x1="28.686cm" svg:y1="9.255cm" svg:x2="30.083cm" svg:y2="9.255cm" draw:start-shape="id17" draw:start-glue-point="1" draw:end-shape="id18" draw:end-glue-point="6" svg:d="M28686 9255h1397" svg:viewBox="0 0 1398 1">
          <text:p/>
        </draw:connector>
        <draw:connector draw:style-name="gr1" draw:text-style-name="P1" draw:layer="layout" svg:x1="30.083cm" svg:y1="13.065cm" svg:x2="28.686cm" svg:y2="13.065cm" draw:start-shape="id16" draw:start-glue-point="6" draw:end-shape="id19" draw:end-glue-point="1" svg:d="M30083 13065h-1397" svg:viewBox="0 0 1398 1">
          <text:p/>
        </draw:connector>
        <draw:connector draw:style-name="gr1" draw:text-style-name="P1" draw:layer="layout" draw:type="line" svg:x1="30.21cm" svg:y1="12.938cm" svg:x2="28.305cm" svg:y2="9.636cm" draw:start-shape="id16" draw:start-glue-point="4" draw:end-shape="id17" draw:end-glue-point="2" svg:d="M30210 12938l-1905-3302" svg:viewBox="0 0 1906 3303">
          <text:p/>
        </draw:connector>
        <draw:connector draw:style-name="gr1" draw:text-style-name="P1" draw:layer="layout" draw:type="line" svg:x1="30.21cm" svg:y1="9.382cm" svg:x2="28.305cm" svg:y2="12.684cm" draw:start-shape="id18" draw:start-glue-point="8" draw:end-shape="id19" draw:end-glue-point="0" svg:d="M3021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29.09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29.88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30.083cm" svg:y="11.531cm">
          <draw:text-box>
            <text:p><text:span text:style-name="T2">-OuterFeed15</text:span></text:p>
          </draw:text-box>
        </draw:frame>
        <draw:frame draw:style-name="gr14" draw:text-style-name="P7" draw:layer="layout" svg:width="2.458cm" svg:height="0.772cm" svg:x="30.267cm" svg:y="9.753cm">
          <draw:text-box>
            <text:p><text:span text:style-name="T2">OuterFeed15</text:span></text:p>
          </draw:text-box>
        </draw:frame>
        <draw:line draw:style-name="gr17" draw:text-style-name="P1" draw:layer="layout" svg:x1="30.337cm" svg:y1="9.255cm" svg:x2="34.02cm" svg:y2="9.255cm">
          <text:p/>
        </draw:line>
        <draw:line draw:style-name="gr1" draw:text-style-name="P1" draw:layer="layout" svg:x1="34.02cm" svg:y1="13.065cm" svg:x2="32.75cm" svg:y2="13.065cm">
          <text:p/>
        </draw:line>
        <draw:line draw:style-name="gr4" draw:text-style-name="P1" draw:layer="layout" svg:x1="34.02cm" svg:y1="9.255cm" svg:x2="34.02cm" svg:y2="13.065cm">
          <text:p/>
        </draw:line>
        <draw:frame draw:style-name="gr11" draw:text-style-name="P7" draw:layer="layout" svg:width="2.28cm" svg:height="0.772cm" svg:x="7.28cm" svg:y="5.816cm">
          <draw:text-box>
            <text:p><text:span text:style-name="T2">-InnerFeed</text:span></text:p>
          </draw:text-box>
        </draw:frame>
        <draw:custom-shape draw:style-name="gr2" draw:text-style-name="P2" draw:layer="layout" svg:width="2.032cm" svg:height="1.016cm" svg:x="13.7cm" svg:y="3.667cm">
          <text:p text:style-name="P2">Lowpas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732cm" svg:y1="4.175cm" svg:x2="17.51cm" svg:y2="4.175cm">
          <text:p/>
        </draw:line>
        <draw:frame draw:style-name="gr18" draw:text-style-name="P6" draw:layer="layout" svg:width="5.794cm" svg:height="0.878cm" svg:x="2.27cm" svg:y="7.488cm">
          <draw:text-box>
            <text:p><text:span text:style-name="T1">Lattice Section (Lattice)</text:span></text:p>
          </draw:text-box>
        </draw:frame>
        <draw:custom-shape draw:style-name="gr12" draw:text-style-name="P2" xml:id="id20" draw:id="id20" draw:layer="layout" svg:width="1.27cm" svg:height="1.016cm" svg:x="3.54cm" svg:y="16.367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2.032cm" svg:height="1.016cm" svg:x="6.08cm" svg:y="16.367cm">
          <text:p text:style-name="P2">Lowpass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.81cm" svg:y1="16.875cm" svg:x2="6.08cm" svg:y2="16.875cm" draw:start-shape="id20" draw:start-glue-point="1" draw:end-shape="id21" draw:end-glue-point="3" svg:d="M4810 16875h1270" svg:viewBox="0 0 1271 1">
          <text:p/>
        </draw:connector>
        <draw:custom-shape draw:style-name="gr5" draw:text-style-name="P4" draw:layer="layout" svg:width="0.254cm" svg:height="0.254cm" svg:x="9.128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5.478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112cm" svg:y1="16.875cm" svg:x2="17.51cm" svg:y2="16.875cm">
          <text:p/>
        </draw:line>
        <draw:line draw:style-name="gr1" draw:text-style-name="P1" draw:layer="layout" svg:x1="9.255cm" svg:y1="16.748cm" svg:x2="9.255cm" svg:y2="13.573cm">
          <text:p/>
        </draw:line>
        <draw:line draw:style-name="gr1" draw:text-style-name="P1" draw:layer="layout" svg:x1="15.605cm" svg:y1="16.748cm" svg:x2="15.605cm" svg:y2="13.573cm">
          <text:p/>
        </draw:line>
        <draw:frame draw:style-name="gr19" draw:text-style-name="P7" draw:layer="layout" svg:width="2.813cm" svg:height="0.772cm" svg:x="9.363cm" svg:y="15.986cm">
          <draw:text-box>
            <text:p><text:span text:style-name="T2">To delay time</text:span></text:p>
          </draw:text-box>
        </draw:frame>
        <draw:frame draw:style-name="gr15" draw:text-style-name="P5" draw:layer="layout" svg:width="1.137cm" svg:height="0.878cm" svg:x="18.151cm" svg:y="8.874cm">
          <draw:text-box>
            <text:p>...</text:p>
          </draw:text-box>
        </draw:frame>
        <draw:frame draw:style-name="gr15" draw:text-style-name="P5" draw:layer="layout" svg:width="1.137cm" svg:height="0.878cm" svg:x="18.145cm" svg:y="16.367cm">
          <draw:text-box>
            <text:p>...</text:p>
          </draw:text-box>
        </draw:frame>
        <draw:line draw:style-name="gr4" draw:text-style-name="P1" draw:layer="layout" svg:x1="20.05cm" svg:y1="16.875cm" svg:x2="32.115cm" svg:y2="16.875cm">
          <text:p/>
        </draw:line>
        <draw:line draw:style-name="gr1" draw:text-style-name="P1" draw:layer="layout" svg:x1="32.115cm" svg:y1="16.875cm" svg:x2="32.115cm" svg:y2="13.573cm">
          <text:p/>
        </draw:line>
        <draw:frame draw:style-name="gr6" draw:text-style-name="P5" draw:layer="layout" svg:width="1.56cm" svg:height="0.878cm" svg:x="1.98cm" svg:y="8.747cm">
          <draw:text-box>
            <text:p>Input</text:p>
          </draw:text-box>
        </draw:frame>
        <draw:frame draw:style-name="gr7" draw:text-style-name="P5" draw:layer="layout" svg:width="1.772cm" svg:height="0.878cm" svg:x="1.768cm" svg:y="12.684cm">
          <draw:text-box>
            <text:p>Output</text:p>
          </draw:text-box>
        </draw:frame>
        <draw:frame draw:style-name="gr20" draw:text-style-name="P6" draw:layer="layout" svg:width="3.254cm" svg:height="0.878cm" svg:x="2.27cm" svg:y="18.907cm">
          <draw:text-box>
            <text:p><text:span text:style-name="T1">LatticeReverb</text:span></text:p>
          </draw:text-box>
        </draw:frame>
        <draw:line draw:style-name="gr1" draw:text-style-name="P1" draw:layer="layout" svg:x1="4.81cm" svg:y1="20.685cm" svg:x2="6.334cm" svg:y2="20.685cm">
          <text:p/>
        </draw:line>
        <draw:line draw:style-name="gr1" draw:text-style-name="P1" draw:layer="layout" svg:x1="5.445cm" svg:y1="14.97cm" svg:x2="5.445cm" svg:y2="13.446cm">
          <text:p/>
        </draw:line>
        <draw:frame draw:style-name="gr21" draw:text-style-name="P5" draw:layer="layout" svg:width="2.195cm" svg:height="0.878cm" svg:x="1.345cm" svg:y="14.6cm">
          <draw:text-box>
            <text:p>Cross In</text:p>
          </draw:text-box>
        </draw:frame>
        <draw:line draw:style-name="gr4" draw:text-style-name="P1" draw:layer="layout" svg:x1="3.54cm" svg:y1="14.97cm" svg:x2="17.51cm" svg:y2="14.97cm">
          <text:p/>
        </draw:line>
        <draw:custom-shape draw:style-name="gr5" draw:text-style-name="P4" draw:layer="layout" svg:width="0.254cm" svg:height="0.254cm" svg:x="5.31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4" draw:id="id24">
          <draw:custom-shape draw:style-name="gr3" draw:text-style-name="P3" draw:layer="layout" svg:width="0.762cm" svg:height="0.762cm" svg:x="21.57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1.701cm" svg:y1="9.255cm" svg:x2="22.209cm" svg:y2="9.255cm">
            <text:p/>
          </draw:line>
          <draw:line draw:style-name="gr4" draw:text-style-name="P1" draw:layer="layout" svg:x1="21.955cm" svg:y1="9.001cm" svg:x2="21.955cm" svg:y2="9.509cm">
            <text:p/>
          </draw:line>
        </draw:g>
        <draw:g xml:id="id26" draw:id="id26">
          <draw:custom-shape draw:style-name="gr3" draw:text-style-name="P3" draw:layer="layout" svg:width="0.762cm" svg:height="0.762cm" svg:x="21.57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1.701cm" svg:y1="13.065cm" svg:x2="22.209cm" svg:y2="13.065cm">
            <text:p/>
          </draw:line>
          <draw:line draw:style-name="gr4" draw:text-style-name="P1" draw:layer="layout" svg:x1="21.955cm" svg:y1="12.811cm" svg:x2="21.955cm" svg:y2="13.319cm">
            <text:p/>
          </draw:line>
        </draw:g>
        <draw:custom-shape draw:style-name="gr12" draw:text-style-name="P2" xml:id="id22" draw:id="id22" draw:layer="layout" svg:width="1.27cm" svg:height="1.016cm" svg:x="25.13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25" draw:id="id25" draw:layer="layout" svg:width="0.254cm" svg:height="0.254cm" svg:x="23.73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3" draw:id="id23" draw:layer="layout" svg:width="0.254cm" svg:height="0.254cm" svg:x="23.73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5.13cm" svg:y1="13.065cm" svg:x2="23.987cm" svg:y2="13.065cm" draw:start-shape="id22" draw:start-glue-point="3" draw:end-shape="id23" draw:end-glue-point="10" svg:d="M25130 13065h-1143" svg:viewBox="0 0 1144 1">
          <text:p/>
        </draw:connector>
        <draw:connector draw:style-name="gr13" draw:text-style-name="P3" draw:layer="layout" svg:x1="22.336cm" svg:y1="9.255cm" svg:x2="23.733cm" svg:y2="9.255cm" draw:start-shape="id24" draw:start-glue-point="1" draw:end-shape="id25" draw:end-glue-point="6" svg:d="M22336 9255h1397" svg:viewBox="0 0 1398 1">
          <text:p/>
        </draw:connector>
        <draw:connector draw:style-name="gr1" draw:text-style-name="P1" draw:layer="layout" svg:x1="23.733cm" svg:y1="13.065cm" svg:x2="22.336cm" svg:y2="13.065cm" draw:start-shape="id23" draw:start-glue-point="6" draw:end-shape="id26" draw:end-glue-point="1" svg:d="M23733 13065h-1397" svg:viewBox="0 0 1398 1">
          <text:p/>
        </draw:connector>
        <draw:connector draw:style-name="gr1" draw:text-style-name="P1" draw:layer="layout" draw:type="line" svg:x1="23.86cm" svg:y1="12.938cm" svg:x2="21.955cm" svg:y2="9.636cm" draw:start-shape="id23" draw:start-glue-point="4" draw:end-shape="id24" draw:end-glue-point="2" svg:d="M23860 12938l-1905-3302" svg:viewBox="0 0 1906 3303">
          <text:p/>
        </draw:connector>
        <draw:connector draw:style-name="gr1" draw:text-style-name="P1" draw:layer="layout" draw:type="line" svg:x1="23.86cm" svg:y1="9.382cm" svg:x2="21.955cm" svg:y2="12.684cm" draw:start-shape="id25" draw:start-glue-point="8" draw:end-shape="id26" draw:end-glue-point="0" svg:d="M2386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22.74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23.53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23.733cm" svg:y="11.531cm">
          <draw:text-box>
            <text:p><text:span text:style-name="T2">-OuterFeed14</text:span></text:p>
          </draw:text-box>
        </draw:frame>
        <draw:frame draw:style-name="gr14" draw:text-style-name="P7" draw:layer="layout" svg:width="2.458cm" svg:height="0.772cm" svg:x="23.917cm" svg:y="9.753cm">
          <draw:text-box>
            <text:p><text:span text:style-name="T2">OuterFeed14</text:span></text:p>
          </draw:text-box>
        </draw:frame>
        <draw:line draw:style-name="gr22" draw:text-style-name="P1" draw:layer="layout" svg:x1="23.987cm" svg:y1="9.255cm" svg:x2="27.924cm" svg:y2="9.255cm">
          <text:p/>
        </draw:line>
        <draw:line draw:style-name="gr1" draw:text-style-name="P1" draw:layer="layout" svg:x1="21.574cm" svg:y1="13.065cm" svg:x2="20.05cm" svg:y2="13.065cm">
          <text:p/>
        </draw:line>
        <draw:line draw:style-name="gr1" draw:text-style-name="P1" draw:layer="layout" svg:x1="21.955cm" svg:y1="14.97cm" svg:x2="21.955cm" svg:y2="13.446cm">
          <text:p/>
        </draw:line>
        <draw:frame draw:style-name="gr15" draw:text-style-name="P5" draw:layer="layout" svg:width="1.137cm" svg:height="0.878cm" svg:x="18.145cm" svg:y="14.473cm">
          <draw:text-box>
            <text:p>...</text:p>
          </draw:text-box>
        </draw:frame>
        <draw:line draw:style-name="gr4" draw:text-style-name="P1" draw:layer="layout" svg:x1="20.05cm" svg:y1="14.97cm" svg:x2="21.955cm" svg:y2="14.97cm">
          <text:p/>
        </draw:line>
        <draw:custom-shape draw:style-name="gr5" draw:text-style-name="P4" draw:layer="layout" svg:width="0.254cm" svg:height="0.254cm" svg:x="25.638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765cm" svg:y1="16.748cm" svg:x2="25.765cm" svg:y2="13.573cm">
          <text:p/>
        </draw:line>
        <draw:frame draw:style-name="gr23" draw:text-style-name="P5" draw:layer="layout" svg:width="2.619cm" svg:height="0.878cm" svg:x="2.07cm" svg:y="20.188cm">
          <draw:text-box>
            <text:p>Input Left</text:p>
          </draw:text-box>
        </draw:frame>
        <draw:custom-shape draw:style-name="gr24" draw:text-style-name="P2" draw:layer="layout" svg:width="3.429cm" svg:height="1.016cm" svg:x="6.334cm" svg:y="20.177cm">
          <text:p text:style-name="P2">Lattic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20.685cm" svg:x2="11.287cm" svg:y2="20.685cm">
          <text:p/>
        </draw:line>
        <draw:custom-shape draw:style-name="gr25" draw:text-style-name="P2" draw:layer="layout" svg:width="3.556cm" svg:height="4.826cm" svg:x="11.287cm" svg:y="20.177cm">
          <text:p text:style-name="P2">M-S Mix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429cm" svg:height="1.016cm" svg:x="6.334cm" svg:y="23.987cm">
          <text:p text:style-name="P2">Lattic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24.495cm" svg:x2="11.287cm" svg:y2="24.495cm">
          <text:p/>
        </draw:line>
        <draw:line draw:style-name="gr1" draw:text-style-name="P1" draw:layer="layout" svg:x1="4.81cm" svg:y1="24.495cm" svg:x2="6.334cm" svg:y2="24.495cm">
          <text:p/>
        </draw:line>
        <draw:line draw:style-name="gr1" draw:text-style-name="P1" draw:layer="layout" svg:x1="6.842cm" svg:y1="23.987cm" svg:x2="6.842cm" svg:y2="21.193cm">
          <text:p/>
        </draw:line>
        <draw:line draw:style-name="gr1" draw:text-style-name="P1" draw:layer="layout" svg:x1="9.255cm" svg:y1="21.193cm" svg:x2="9.255cm" svg:y2="23.987cm">
          <text:p/>
        </draw:line>
        <draw:custom-shape draw:style-name="gr9" draw:text-style-name="P3" draw:layer="layout" svg:width="0.762cm" svg:height="0.762cm" draw:transform="rotate (-3.14159265358979) translate (9.636cm 22.9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svg:x="6.461cm" svg:y="22.2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56cm" svg:height="0.878cm" svg:x="7.314cm" svg:y="22.093cm">
          <draw:text-box>
            <text:p>Cross</text:p>
          </draw:text-box>
        </draw:frame>
        <draw:frame draw:style-name="gr26" draw:text-style-name="P5" draw:layer="layout" svg:width="2.83cm" svg:height="0.878cm" svg:x="2.07cm" svg:y="23.998cm">
          <draw:text-box>
            <text:p>Input Right</text:p>
          </draw:text-box>
        </draw:frame>
        <draw:line draw:style-name="gr1" draw:text-style-name="P1" draw:layer="layout" svg:x1="14.843cm" svg:y1="20.685cm" svg:x2="16.24cm" svg:y2="20.685cm">
          <text:p/>
        </draw:line>
        <draw:line draw:style-name="gr1" draw:text-style-name="P1" draw:layer="layout" svg:x1="14.843cm" svg:y1="24.495cm" svg:x2="16.24cm" svg:y2="24.495cm">
          <text:p/>
        </draw:line>
        <draw:frame draw:style-name="gr26" draw:text-style-name="P5" draw:layer="layout" svg:width="2.83cm" svg:height="0.878cm" svg:x="16.119cm" svg:y="20.188cm">
          <draw:text-box>
            <text:p>Output Left</text:p>
          </draw:text-box>
        </draw:frame>
        <draw:frame draw:style-name="gr23" draw:text-style-name="P5" draw:layer="layout" svg:width="2.619cm" svg:height="0.878cm" svg:x="2.07cm" svg:y="20.188cm">
          <draw:text-box>
            <text:p>Input Left</text:p>
          </draw:text-box>
        </draw:frame>
        <draw:frame draw:style-name="gr27" draw:text-style-name="P5" draw:layer="layout" svg:width="3.042cm" svg:height="0.878cm" svg:x="16.119cm" svg:y="23.998cm">
          <draw:text-box>
            <text:p>Output Right</text:p>
          </draw:text-box>
        </draw:frame>
        <draw:frame draw:style-name="gr28" draw:text-style-name="P7" draw:layer="layout" svg:width="3.702cm" svg:height="0.772cm" svg:x="5.299cm" svg:y="17.373cm">
          <draw:text-box>
            <text:p><text:span text:style-name="T2">LFO Lowpass Cutoff</text:span></text:p>
          </draw:text-box>
        </draw:frame>
      </draw:page>
      <draw:page draw:name="page2" draw:style-name="dp1" draw:master-page-name="Default">
        <draw:custom-shape draw:style-name="gr2" draw:text-style-name="P2" xml:id="id32" draw:id="id32" draw:layer="layout" svg:width="2.032cm" svg:height="1.016cm" svg:x="7.604cm" svg:y="3.54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032cm" svg:height="1.016cm" svg:x="7.604cm" svg:y="8.62cm">
          <text:p text:style-name="P2">Allpass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0.558cm" svg:y1="9.128cm" svg:x2="21.961cm" svg:y2="9.128cm" draw:start-shape="id27" draw:start-glue-point="1" draw:end-shape="id28" draw:end-glue-point="6" svg:d="M20558 9128h1403" svg:viewBox="0 0 1404 1">
          <text:p/>
        </draw:connector>
        <draw:custom-shape draw:style-name="gr9" draw:text-style-name="P3" xml:id="id29" draw:id="id29" draw:layer="layout" svg:width="0.762cm" svg:height="0.762cm" draw:transform="rotate (1.5707963267949) translate (13.457cm 12.8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3" draw:layer="layout" svg:x1="22.088cm" svg:y1="9.255cm" svg:x2="14.219cm" svg:y2="12.43cm" draw:start-shape="id28" draw:start-glue-point="8" draw:end-shape="id29" draw:end-glue-point="7" svg:d="M22088 9255v3175h-7869" svg:viewBox="0 0 7870 3176">
          <text:p/>
        </draw:connector>
        <draw:connector draw:style-name="gr1" draw:text-style-name="P1" draw:layer="layout" svg:x1="6.467cm" svg:y1="9.128cm" svg:x2="7.604cm" svg:y2="9.128cm" draw:start-shape="id30" draw:start-glue-point="1" draw:end-shape="id31" draw:end-glue-point="3" svg:d="M6467 9128h1137" svg:viewBox="0 0 1138 1">
          <text:p/>
        </draw:connector>
        <draw:connector draw:style-name="gr17" draw:text-style-name="P1" draw:layer="layout" svg:x1="8.62cm" svg:y1="4.556cm" svg:x2="8.62cm" svg:y2="5.445cm" draw:start-shape="id32" draw:start-glue-point="2" draw:end-shape="id33" draw:end-glue-point="4" svg:d="M8620 4556v889" svg:viewBox="0 0 1 890">
          <text:p/>
        </draw:connector>
        <draw:custom-shape draw:style-name="gr2" draw:text-style-name="P2" xml:id="id27" draw:id="id27" draw:layer="layout" svg:width="2.032cm" svg:height="1.016cm" svg:x="18.526cm" svg:y="8.62cm">
          <text:p text:style-name="P2">Allpas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335cm" svg:y1="9.128cm" svg:x2="15.224cm" svg:y2="9.128cm">
          <text:p/>
        </draw:line>
        <draw:line draw:style-name="gr4" draw:text-style-name="P1" draw:layer="layout" svg:x1="12.811cm" svg:y1="9.128cm" svg:x2="13.192cm" svg:y2="9.128cm">
          <text:p/>
        </draw:line>
        <draw:frame draw:style-name="gr15" draw:text-style-name="P5" draw:layer="layout" svg:width="1.137cm" svg:height="0.878cm" svg:x="13.198cm" svg:y="8.758cm">
          <draw:text-box>
            <text:p>...</text:p>
          </draw:text-box>
        </draw:frame>
        <draw:custom-shape draw:style-name="gr29" draw:text-style-name="P1" draw:layer="layout" svg:width="0.381cm" svg:height="12.948cm" draw:transform="rotate (1.5707963267949) translate (7.61cm 10.271cm)">
          <text:p/>
          <draw:enhanced-geometry svg:viewBox="0 0 21600 21600" draw:glue-points="21600 0 0 10800 21600 21600" draw:text-areas="13800 ?f9 21600 ?f10" draw:type="left-brace" draw:modifiers="826.4525271610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8" draw:layer="layout" svg:width="1.467cm" svg:height="0.721cm" svg:x="13.446cm" svg:y="10.271cm">
          <draw:text-box>
            <text:p><text:span text:style-name="T3">Stage</text:span></text:p>
          </draw:text-box>
        </draw:frame>
        <draw:custom-shape draw:style-name="gr5" draw:text-style-name="P4" xml:id="id28" draw:id="id28" draw:layer="layout" svg:width="0.254cm" svg:height="0.254cm" svg:x="21.96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0" draw:id="id30">
          <draw:custom-shape draw:style-name="gr3" draw:text-style-name="P3" draw:layer="layout" svg:width="0.762cm" svg:height="0.762cm" svg:x="5.70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832cm" svg:y1="9.128cm" svg:x2="6.34cm" svg:y2="9.128cm">
            <text:p/>
          </draw:line>
          <draw:line draw:style-name="gr4" draw:text-style-name="P1" draw:layer="layout" svg:x1="6.086cm" svg:y1="8.874cm" svg:x2="6.086cm" svg:y2="9.382cm">
            <text:p/>
          </draw:line>
        </draw:g>
        <draw:connector draw:style-name="gr1" draw:text-style-name="P1" draw:layer="layout" svg:x1="13.457cm" svg:y1="12.43cm" svg:x2="6.086cm" svg:y2="9.509cm" draw:start-shape="id29" draw:start-glue-point="4" draw:end-shape="id30" draw:end-glue-point="2" svg:d="M13457 12430h-7371v-2921" svg:viewBox="0 0 7372 2922">
          <text:p/>
        </draw:connector>
        <draw:frame draw:style-name="gr31" draw:text-style-name="P8" draw:layer="layout" svg:width="1.789cm" svg:height="0.721cm" svg:x="13.065cm" svg:y="12.811cm">
          <draw:text-box>
            <text:p><text:span text:style-name="T3">Feedback</text:span></text:p>
          </draw:text-box>
        </draw:frame>
        <draw:custom-shape draw:style-name="gr5" draw:text-style-name="P4" xml:id="id33" draw:id="id33" draw:layer="layout" svg:width="0.254cm" svg:height="0.254cm" svg:x="8.49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8.62cm" svg:y1="5.699cm" svg:x2="8.62cm" svg:y2="8.62cm" draw:start-shape="id33" draw:start-glue-point="8" draw:end-shape="id31" draw:end-glue-point="0" svg:d="M8620 5699v2921" svg:viewBox="0 0 1 2922">
          <text:p/>
        </draw:connector>
        <draw:line draw:style-name="gr4" draw:text-style-name="P1" draw:layer="layout" svg:x1="8.62cm" svg:y1="5.572cm" svg:x2="13.192cm" svg:y2="5.572cm">
          <text:p/>
        </draw:line>
        <draw:frame draw:style-name="gr15" draw:text-style-name="P5" draw:layer="layout" svg:width="1.137cm" svg:height="0.878cm" svg:x="13.198cm" svg:y="5.191cm">
          <draw:text-box>
            <text:p>...</text:p>
          </draw:text-box>
        </draw:frame>
        <draw:line draw:style-name="gr17" draw:text-style-name="P1" draw:layer="layout" svg:x1="14.335cm" svg:y1="5.572cm" svg:x2="16.24cm" svg:y2="5.572cm">
          <text:p/>
        </draw:line>
        <draw:line draw:style-name="gr1" draw:text-style-name="P1" draw:layer="layout" svg:x1="16.24cm" svg:y1="5.572cm" svg:x2="16.24cm" svg:y2="8.62cm">
          <text:p/>
        </draw:line>
        <draw:line draw:style-name="gr1" draw:text-style-name="P1" draw:layer="layout" svg:x1="22.215cm" svg:y1="9.128cm" svg:x2="23.231cm" svg:y2="9.128cm">
          <text:p/>
        </draw:line>
        <draw:frame draw:style-name="gr7" draw:text-style-name="P5" draw:layer="layout" svg:width="1.772cm" svg:height="0.878cm" svg:x="23.231cm" svg:y="8.631cm">
          <draw:text-box>
            <text:p>Output</text:p>
          </draw:text-box>
        </draw:frame>
        <draw:frame draw:style-name="gr32" draw:text-style-name="P8" draw:layer="layout" svg:width="9.511cm" svg:height="1.191cm" svg:x="15.526cm" svg:y="3.286cm">
          <draw:text-box>
            <text:p><text:span text:style-name="T4">LFO Output: Freq / (1 + index * </text:span><text:span text:style-name="T3">Spread) + Min</text:span></text:p>
            <text:p><text:span text:style-name="T3">LFO Phase : (L/R Offset) + index * (Cas. Offset) + Phase</text:span></text:p>
          </draw:text-box>
        </draw:frame>
        <draw:line draw:style-name="gr1" draw:text-style-name="P1" draw:layer="layout" svg:x1="4.181cm" svg:y1="9.128cm" svg:x2="5.705cm" svg:y2="9.128cm">
          <text:p/>
        </draw:line>
        <draw:frame draw:style-name="gr7" draw:text-style-name="P5" draw:layer="layout" svg:width="1.772cm" svg:height="0.878cm" svg:x="2.657cm" svg:y="8.62cm">
          <draw:text-box>
            <text:p>Input</text:p>
          </draw:text-box>
        </draw:frame>
        <draw:custom-shape draw:style-name="gr2" draw:text-style-name="P2" xml:id="id36" draw:id="id36" draw:layer="layout" svg:width="2.032cm" svg:height="1.016cm" svg:x="10.779cm" svg:y="3.54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2.032cm" svg:height="1.016cm" svg:x="10.779cm" svg:y="8.62cm">
          <text:p text:style-name="P2">Allpass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2.032cm" svg:height="1.016cm" svg:x="15.224cm" svg:y="8.62cm">
          <text:p text:style-name="P2">Allpass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256cm" svg:y1="9.128cm" svg:x2="18.526cm" svg:y2="9.128cm" draw:start-shape="id34" draw:start-glue-point="1" draw:end-shape="id27" svg:d="M17256 9128h1270" svg:viewBox="0 0 1271 1">
          <text:p/>
        </draw:connector>
        <draw:connector draw:style-name="gr1" draw:text-style-name="P1" draw:layer="layout" svg:x1="9.636cm" svg:y1="9.128cm" svg:x2="10.779cm" svg:y2="9.128cm" draw:start-shape="id31" draw:start-glue-point="1" draw:end-shape="id35" draw:end-glue-point="3" svg:d="M9636 9128h1143" svg:viewBox="0 0 1144 1">
          <text:p/>
        </draw:connector>
        <draw:frame draw:style-name="gr15" draw:text-style-name="P5" draw:layer="layout" svg:width="1.137cm" svg:height="0.878cm" svg:x="13.198cm" svg:y="3.54cm">
          <draw:text-box>
            <text:p>...</text:p>
          </draw:text-box>
        </draw:frame>
        <draw:custom-shape draw:style-name="gr33" draw:text-style-name="P1" draw:layer="layout" svg:width="0.381cm" svg:height="7.239cm" draw:transform="rotate (-1.5707963267949) translate (14.843cm 3.032cm)">
          <text:p/>
          <draw:enhanced-geometry svg:viewBox="0 0 21600 21600" draw:mirror-horizontal="false" draw:mirror-vertical="false" draw:glue-points="21600 0 0 10800 21600 21600" draw:text-areas="13800 ?f9 21600 ?f10" draw:type="left-brace" draw:modifiers="826.4525271610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8" draw:layer="layout" svg:width="1.467cm" svg:height="0.721cm" svg:x="10.836cm" svg:y="2.311cm">
          <draw:text-box>
            <text:p><text:span text:style-name="T3">16</text:span></text:p>
          </draw:text-box>
        </draw:frame>
        <draw:custom-shape draw:style-name="gr5" draw:text-style-name="P4" xml:id="id37" draw:id="id37" draw:layer="layout" svg:width="0.254cm" svg:height="0.254cm" svg:x="11.66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1.795cm" svg:y1="4.556cm" svg:x2="11.795cm" svg:y2="6.334cm" draw:start-shape="id36" draw:start-glue-point="2" draw:end-shape="id37" draw:end-glue-point="4" svg:d="M11795 4556v1778" svg:viewBox="0 0 1 1779">
          <text:p/>
        </draw:connector>
        <draw:connector draw:style-name="gr1" draw:text-style-name="P1" draw:layer="layout" svg:x1="11.795cm" svg:y1="6.588cm" svg:x2="11.795cm" svg:y2="8.62cm" draw:start-shape="id37" draw:start-glue-point="8" draw:end-shape="id35" draw:end-glue-point="0" svg:d="M11795 6588v2032" svg:viewBox="0 0 1 2033">
          <text:p/>
        </draw:connector>
        <draw:line draw:style-name="gr4" draw:text-style-name="P1" draw:layer="layout" svg:x1="11.795cm" svg:y1="6.461cm" svg:x2="13.192cm" svg:y2="6.461cm">
          <text:p/>
        </draw:line>
        <draw:frame draw:style-name="gr15" draw:text-style-name="P5" draw:layer="layout" svg:width="1.137cm" svg:height="0.878cm" svg:x="13.192cm" svg:y="5.953cm">
          <draw:text-box>
            <text:p>...</text:p>
          </draw:text-box>
        </draw:frame>
        <draw:line draw:style-name="gr17" draw:text-style-name="P1" draw:layer="layout" svg:x1="14.335cm" svg:y1="6.461cm" svg:x2="19.542cm" svg:y2="6.461cm">
          <text:p/>
        </draw:line>
        <draw:line draw:style-name="gr1" draw:text-style-name="P1" draw:layer="layout" svg:x1="19.542cm" svg:y1="6.461cm" svg:x2="19.542cm" svg:y2="8.62cm">
          <text:p/>
        </draw:line>
      </draw:page>
      <draw:page draw:name="page3" draw:style-name="dp1" draw:master-page-name="Default">
        <draw:custom-shape draw:style-name="gr34" draw:text-style-name="P9" draw:layer="layout" svg:width="2.54cm" svg:height="2.54cm" svg:x="12.431cm" svg:y="12.43cm">
          <text:p text:style-name="P9"><text:span text:style-name="T5">Feedback</text:span></text:p>
          <text:p text:style-name="P9"><text:span text:style-name="T5">Matrix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2.54cm" svg:height="1.016cm" svg:x="12.431cm" svg:y="15.732cm">
          <text:p text:style-name="P9"><text:span text:style-name="T5">Delay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2.54cm" svg:height="1.016cm" svg:x="12.431cm" svg:y="17.002cm">
          <text:p text:style-name="P9"><text:span text:style-name="T5">Delay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2.54cm" svg:height="1.016cm" svg:x="12.431cm" svg:y="19.542cm">
          <text:p text:style-name="P9"><text:span text:style-name="T5">Delay</text:span></text:p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176cm" svg:y1="16.24cm" svg:x2="8.874cm" svg:y2="16.24cm">
          <text:p/>
        </draw:line>
        <draw:custom-shape draw:style-name="gr37" draw:text-style-name="P11" draw:layer="layout" svg:width="0.254cm" svg:height="0.254cm" svg:x="5.319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0" draw:layer="layout" svg:x1="5.446cm" svg:y1="20.05cm" svg:x2="10.779cm" svg:y2="20.05cm">
          <text:p/>
        </draw:line>
        <draw:line draw:style-name="gr38" draw:text-style-name="P10" draw:layer="layout" svg:x1="5.446cm" svg:y1="17.51cm" svg:x2="9.509cm" svg:y2="17.51cm">
          <text:p/>
        </draw:line>
        <draw:line draw:style-name="gr4" draw:text-style-name="P10" draw:layer="layout" svg:x1="5.446cm" svg:y1="16.24cm" svg:x2="5.446cm" svg:y2="18.145cm">
          <text:p/>
        </draw:line>
        <draw:custom-shape draw:style-name="gr37" draw:text-style-name="P11" draw:layer="layout" svg:width="0.254cm" svg:height="0.254cm" svg:x="5.319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5.446cm" svg:y1="19.415cm" svg:x2="5.446cm" svg:y2="20.05cm">
          <text:p/>
        </draw:line>
        <draw:line draw:style-name="gr39" draw:text-style-name="P10" draw:layer="layout" svg:x1="11.161cm" svg:y1="14.716cm" svg:x2="11.161cm" svg:y2="19.669cm">
          <text:p/>
        </draw:line>
        <draw:line draw:style-name="gr39" draw:text-style-name="P10" draw:layer="layout" svg:x1="9.891cm" svg:y1="13.065cm" svg:x2="9.891cm" svg:y2="17.129cm">
          <text:p/>
        </draw:line>
        <draw:line draw:style-name="gr39" draw:text-style-name="P10" draw:layer="layout" svg:x1="9.256cm" svg:y1="12.684cm" svg:x2="9.256cm" svg:y2="15.859cm">
          <text:p/>
        </draw:line>
        <draw:line draw:style-name="gr4" draw:text-style-name="P10" draw:layer="layout" svg:x1="12.431cm" svg:y1="12.684cm" svg:x2="9.256cm" svg:y2="12.684cm">
          <text:p/>
        </draw:line>
        <draw:line draw:style-name="gr4" draw:text-style-name="P10" draw:layer="layout" svg:x1="12.431cm" svg:y1="13.065cm" svg:x2="9.891cm" svg:y2="13.065cm">
          <text:p/>
        </draw:line>
        <draw:line draw:style-name="gr4" draw:text-style-name="P10" draw:layer="layout" svg:x1="12.431cm" svg:y1="14.716cm" svg:x2="11.161cm" svg:y2="14.716cm">
          <text:p/>
        </draw:line>
        <draw:line draw:style-name="gr36" draw:text-style-name="P10" draw:layer="layout" svg:x1="9.637cm" svg:y1="16.24cm" svg:x2="12.431cm" svg:y2="16.24cm">
          <text:p/>
        </draw:line>
        <draw:line draw:style-name="gr38" draw:text-style-name="P10" draw:layer="layout" svg:x1="10.272cm" svg:y1="17.51cm" svg:x2="12.431cm" svg:y2="17.51cm">
          <text:p/>
        </draw:line>
        <draw:line draw:style-name="gr38" draw:text-style-name="P10" draw:layer="layout" svg:x1="11.542cm" svg:y1="20.05cm" svg:x2="12.425cm" svg:y2="20.05cm">
          <text:p/>
        </draw:line>
        <draw:line draw:style-name="gr17" draw:text-style-name="P10" draw:layer="layout" svg:x1="14.97cm" svg:y1="20.05cm" svg:x2="22.59cm" svg:y2="20.05cm">
          <text:p/>
        </draw:line>
        <draw:line draw:style-name="gr36" draw:text-style-name="P10" draw:layer="layout" svg:x1="14.97cm" svg:y1="17.51cm" svg:x2="22.209cm" svg:y2="17.51cm">
          <text:p/>
        </draw:line>
        <draw:line draw:style-name="gr36" draw:text-style-name="P10" draw:layer="layout" svg:x1="14.97cm" svg:y1="16.24cm" svg:x2="22.209cm" svg:y2="16.24cm">
          <text:p/>
        </draw:line>
        <draw:line draw:style-name="gr40" draw:text-style-name="P10" draw:layer="layout" svg:x1="22.591cm" svg:y1="20.05cm" svg:x2="22.591cm" svg:y2="19.415cm">
          <text:p/>
        </draw:line>
        <draw:line draw:style-name="gr40" draw:text-style-name="P10" draw:layer="layout" svg:x1="22.591cm" svg:y1="18.399cm" svg:x2="22.591cm" svg:y2="17.891cm">
          <text:p/>
        </draw:line>
        <draw:line draw:style-name="gr40" draw:text-style-name="P10" draw:layer="layout" svg:x1="22.591cm" svg:y1="17.129cm" svg:x2="22.591cm" svg:y2="16.621cm">
          <text:p/>
        </draw:line>
        <draw:custom-shape draw:style-name="gr37" draw:text-style-name="P11" draw:layer="layout" svg:width="0.254cm" svg:height="0.254cm" svg:x="19.289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254cm" svg:height="0.254cm" svg:x="20.559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254cm" svg:height="0.254cm" svg:x="21.194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9.416cm" svg:y1="20.05cm" svg:x2="19.416cm" svg:y2="14.716cm">
          <text:p/>
        </draw:line>
        <draw:line draw:style-name="gr4" draw:text-style-name="P10" draw:layer="layout" svg:x1="20.686cm" svg:y1="17.51cm" svg:x2="20.686cm" svg:y2="13.065cm">
          <text:p/>
        </draw:line>
        <draw:line draw:style-name="gr4" draw:text-style-name="P10" draw:layer="layout" svg:x1="21.321cm" svg:y1="16.24cm" svg:x2="21.321cm" svg:y2="12.684cm">
          <text:p/>
        </draw:line>
        <draw:line draw:style-name="gr41" draw:text-style-name="P10" draw:layer="layout" svg:x1="19.415cm" svg:y1="14.716cm" svg:x2="14.971cm" svg:y2="14.716cm">
          <text:p/>
        </draw:line>
        <draw:line draw:style-name="gr41" draw:text-style-name="P10" draw:layer="layout" svg:x1="20.685cm" svg:y1="13.065cm" svg:x2="14.971cm" svg:y2="13.065cm">
          <text:p/>
        </draw:line>
        <draw:line draw:style-name="gr41" draw:text-style-name="P10" draw:layer="layout" svg:x1="21.32cm" svg:y1="12.684cm" svg:x2="14.971cm" svg:y2="12.684cm">
          <text:p/>
        </draw:line>
        <draw:line draw:style-name="gr41" draw:text-style-name="P10" draw:layer="layout" svg:x1="22.972cm" svg:y1="16.24cm" svg:x2="23.861cm" svg:y2="16.24cm">
          <text:p/>
        </draw:line>
        <draw:frame draw:style-name="gr42" draw:text-style-name="P13" draw:layer="layout" svg:width="0.921cm" svg:height="1.072cm" svg:x="5.056cm" svg:y="18.272cm">
          <draw:text-box>
            <text:p text:style-name="P12"><text:span text:style-name="T6">⋮</text:span></text:p>
          </draw:text-box>
        </draw:frame>
        <draw:frame draw:style-name="gr42" draw:text-style-name="P13" draw:layer="layout" svg:width="0.921cm" svg:height="1.072cm" svg:x="11.356cm" svg:y="13.419cm">
          <draw:text-box>
            <text:p text:style-name="P12"><text:span text:style-name="T6">⋮</text:span></text:p>
          </draw:text-box>
        </draw:frame>
        <draw:frame draw:style-name="gr42" draw:text-style-name="P13" draw:layer="layout" svg:width="0.921cm" svg:height="1.072cm" svg:x="17.725cm" svg:y="13.419cm">
          <draw:text-box>
            <text:p text:style-name="P12"><text:span text:style-name="T6">⋮</text:span></text:p>
          </draw:text-box>
        </draw:frame>
        <draw:frame draw:style-name="gr42" draw:text-style-name="P13" draw:layer="layout" svg:width="0.921cm" svg:height="1.072cm" svg:x="13.343cm" svg:y="18.272cm">
          <draw:text-box>
            <text:p text:style-name="P12"><text:span text:style-name="T6">⋮</text:span></text:p>
          </draw:text-box>
        </draw:frame>
        <draw:frame draw:style-name="gr42" draw:text-style-name="P13" draw:layer="layout" svg:width="0.921cm" svg:height="1.072cm" svg:x="22.201cm" svg:y="18.377cm">
          <draw:text-box>
            <text:p text:style-name="P12"><text:span text:style-name="T6">⋮</text:span></text:p>
          </draw:text-box>
        </draw:frame>
        <draw:frame draw:style-name="gr43" draw:text-style-name="P15" draw:layer="layout" svg:width="1.603cm" svg:height="0.747cm" svg:x="2.706cm" svg:y="15.855cm">
          <draw:text-box>
            <text:p text:style-name="P14">Input</text:p>
          </draw:text-box>
        </draw:frame>
        <draw:frame draw:style-name="gr44" draw:text-style-name="P15" draw:layer="layout" svg:width="1.857cm" svg:height="0.747cm" svg:x="23.781cm" svg:y="15.908cm">
          <draw:text-box>
            <text:p text:style-name="P14">Output</text:p>
          </draw:text-box>
        </draw:frame>
        <draw:g>
          <draw:custom-shape draw:style-name="gr3" draw:text-style-name="P16" draw:layer="layout" svg:width="0.762cm" svg:height="0.762cm" svg:x="8.874cm" svg:y="15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7" draw:layer="layout" svg:x1="9.001cm" svg:y1="16.24cm" svg:x2="9.509cm" svg:y2="16.24cm">
            <text:p/>
          </draw:line>
          <draw:line draw:style-name="gr4" draw:text-style-name="P17" draw:layer="layout" svg:x1="9.255cm" svg:y1="15.986cm" svg:x2="9.255cm" svg:y2="16.494cm">
            <text:p/>
          </draw:line>
        </draw:g>
        <draw:g>
          <draw:custom-shape draw:style-name="gr3" draw:text-style-name="P16" draw:layer="layout" svg:width="0.762cm" svg:height="0.762cm" svg:x="9.509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7" draw:layer="layout" svg:x1="9.636cm" svg:y1="17.51cm" svg:x2="10.144cm" svg:y2="17.51cm">
            <text:p/>
          </draw:line>
          <draw:line draw:style-name="gr4" draw:text-style-name="P17" draw:layer="layout" svg:x1="9.89cm" svg:y1="17.256cm" svg:x2="9.89cm" svg:y2="17.764cm">
            <text:p/>
          </draw:line>
        </draw:g>
        <draw:g>
          <draw:custom-shape draw:style-name="gr3" draw:text-style-name="P16" draw:layer="layout" svg:width="0.762cm" svg:height="0.762cm" svg:x="10.779cm" svg:y="19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7" draw:layer="layout" svg:x1="10.906cm" svg:y1="20.05cm" svg:x2="11.414cm" svg:y2="20.05cm">
            <text:p/>
          </draw:line>
          <draw:line draw:style-name="gr4" draw:text-style-name="P17" draw:layer="layout" svg:x1="11.16cm" svg:y1="19.796cm" svg:x2="11.16cm" svg:y2="20.304cm">
            <text:p/>
          </draw:line>
        </draw:g>
        <draw:g>
          <draw:custom-shape draw:style-name="gr3" draw:text-style-name="P16" draw:layer="layout" svg:width="0.762cm" svg:height="0.762cm" svg:x="22.209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7" draw:layer="layout" svg:x1="22.336cm" svg:y1="17.51cm" svg:x2="22.844cm" svg:y2="17.51cm">
            <text:p/>
          </draw:line>
          <draw:line draw:style-name="gr4" draw:text-style-name="P17" draw:layer="layout" svg:x1="22.59cm" svg:y1="17.256cm" svg:x2="22.59cm" svg:y2="17.764cm">
            <text:p/>
          </draw:line>
        </draw:g>
        <draw:g>
          <draw:custom-shape draw:style-name="gr3" draw:text-style-name="P16" draw:layer="layout" svg:width="0.762cm" svg:height="0.762cm" svg:x="22.209cm" svg:y="15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7" draw:layer="layout" svg:x1="22.336cm" svg:y1="16.24cm" svg:x2="22.844cm" svg:y2="16.24cm">
            <text:p/>
          </draw:line>
          <draw:line draw:style-name="gr4" draw:text-style-name="P17" draw:layer="layout" svg:x1="22.59cm" svg:y1="15.986cm" svg:x2="22.59cm" svg:y2="16.494cm">
            <text:p/>
          </draw:line>
        </draw:g>
        <draw:custom-shape draw:style-name="gr45" draw:text-style-name="P18" draw:layer="layout" svg:width="2.032cm" svg:height="1cm" svg:x="11.171cm" svg:y="3.683cm">
          <text:p text:style-name="P18">FDN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2.032cm" svg:height="1cm" svg:x="11.171cm" svg:y="7.493cm">
          <text:p text:style-name="P18">FDN</text:p>
          <draw:enhanced-geometry svg:viewBox="0 0 21600 21600" draw:type="rectangle" draw:enhanced-path="M 0 0 L 21600 0 21600 21600 0 21600 0 0 Z N"/>
        </draw:custom-shape>
        <draw:line draw:style-name="gr46" draw:text-style-name="P19" draw:layer="layout" svg:x1="5.445cm" svg:y1="4.175cm" svg:x2="9.52cm" svg:y2="4.175cm">
          <text:p/>
        </draw:line>
        <draw:line draw:style-name="gr46" draw:text-style-name="P19" draw:layer="layout" svg:x1="10.282cm" svg:y1="4.175cm" svg:x2="11.171cm" svg:y2="4.175cm">
          <text:p/>
        </draw:line>
        <draw:line draw:style-name="gr46" draw:text-style-name="P19" draw:layer="layout" svg:x1="10.282cm" svg:y1="7.985cm" svg:x2="11.171cm" svg:y2="7.985cm">
          <text:p/>
        </draw:line>
        <draw:line draw:style-name="gr46" draw:text-style-name="P19" draw:layer="layout" svg:x1="5.445cm" svg:y1="7.985cm" svg:x2="9.52cm" svg:y2="7.985cm">
          <text:p/>
        </draw:line>
        <draw:line draw:style-name="gr46" draw:text-style-name="P19" draw:layer="layout" svg:x1="9.89cm" svg:y1="5.699cm" svg:x2="9.901cm" svg:y2="4.556cm">
          <text:p/>
        </draw:line>
        <draw:line draw:style-name="gr46" draw:text-style-name="P19" draw:layer="layout" svg:x1="9.89cm" svg:y1="6.461cm" svg:x2="9.89cm" svg:y2="7.604cm">
          <text:p/>
        </draw:line>
        <draw:line draw:style-name="gr46" draw:text-style-name="P19" draw:layer="layout" svg:x1="13.203cm" svg:y1="7.985cm" svg:x2="14.703cm" svg:y2="7.985cm">
          <text:p/>
        </draw:line>
        <draw:line draw:style-name="gr46" draw:text-style-name="P19" draw:layer="layout" svg:x1="13.203cm" svg:y1="4.175cm" svg:x2="14.703cm" svg:y2="4.175cm">
          <text:p/>
        </draw:line>
        <draw:line draw:style-name="gr4" draw:text-style-name="P19" draw:layer="layout" svg:x1="13.838cm" svg:y1="4.175cm" svg:x2="13.827cm" svg:y2="5.699cm">
          <text:p/>
        </draw:line>
        <draw:line draw:style-name="gr4" draw:text-style-name="P19" draw:layer="layout" svg:x1="9.89cm" svg:y1="6.461cm" svg:x2="13.827cm" svg:y2="5.699cm">
          <text:p/>
        </draw:line>
        <draw:line draw:style-name="gr4" draw:text-style-name="P19" draw:layer="layout" svg:x1="13.827cm" svg:y1="6.461cm" svg:x2="13.838cm" svg:y2="7.969cm">
          <text:p/>
        </draw:line>
        <draw:line draw:style-name="gr4" draw:text-style-name="P19" draw:layer="layout" svg:x1="9.89cm" svg:y1="5.699cm" svg:x2="13.827cm" svg:y2="6.461cm">
          <text:p/>
        </draw:line>
        <draw:custom-shape draw:style-name="gr47" draw:text-style-name="P9" draw:layer="layout" svg:width="0.508cm" svg:height="0.381cm" svg:x="9.636cm" svg:y="5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9" draw:layer="layout" svg:width="0.508cm" svg:height="0.381cm" draw:transform="rotate (-3.14159265358979) translate (10.144cm 7.0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15" draw:layer="layout" svg:width="2.043cm" svg:height="0.747cm" svg:x="3.413cm" svg:y="3.794cm">
          <draw:text-box>
            <text:p text:style-name="P14">L Input</text:p>
          </draw:text-box>
        </draw:frame>
        <draw:frame draw:style-name="gr49" draw:text-style-name="P15" draw:layer="layout" svg:width="2.043cm" svg:height="0.747cm" svg:x="3.413cm" svg:y="7.604cm">
          <draw:text-box>
            <text:p text:style-name="P14">R Input</text:p>
          </draw:text-box>
        </draw:frame>
        <draw:frame draw:style-name="gr50" draw:text-style-name="P15" draw:layer="layout" svg:width="2.263cm" svg:height="0.747cm" svg:x="14.716cm" svg:y="3.811cm">
          <draw:text-box>
            <text:p text:style-name="P14">L Output</text:p>
          </draw:text-box>
        </draw:frame>
        <draw:frame draw:style-name="gr51" draw:text-style-name="P15" draw:layer="layout" svg:width="2.267cm" svg:height="0.747cm" svg:x="14.716cm" svg:y="7.621cm">
          <draw:text-box>
            <text:p text:style-name="P14">R Output</text:p>
          </draw:text-box>
        </draw:frame>
        <draw:g>
          <draw:custom-shape draw:style-name="gr3" draw:text-style-name="P16" draw:layer="layout" svg:width="0.762cm" svg:height="0.762cm" svg:x="9.52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7" draw:layer="layout" svg:x1="9.647cm" svg:y1="7.985cm" svg:x2="10.155cm" svg:y2="7.985cm">
            <text:p/>
          </draw:line>
          <draw:line draw:style-name="gr4" draw:text-style-name="P17" draw:layer="layout" svg:x1="9.901cm" svg:y1="7.731cm" svg:x2="9.901cm" svg:y2="8.239cm">
            <text:p/>
          </draw:line>
        </draw:g>
        <draw:custom-shape draw:style-name="gr37" draw:text-style-name="P11" draw:layer="layout" svg:width="0.254cm" svg:height="0.254cm" svg:x="13.711cm" svg:y="7.85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7" draw:text-style-name="P11" draw:layer="layout" svg:width="0.254cm" svg:height="0.254cm" svg:x="13.711cm" svg:y="4.04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g>
          <draw:custom-shape draw:style-name="gr3" draw:text-style-name="P16" draw:layer="layout" svg:width="0.762cm" svg:height="0.762cm" svg:x="9.52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7" draw:layer="layout" svg:x1="9.647cm" svg:y1="4.175cm" svg:x2="10.155cm" svg:y2="4.175cm">
            <text:p/>
          </draw:line>
          <draw:line draw:style-name="gr4" draw:text-style-name="P17" draw:layer="layout" svg:x1="9.901cm" svg:y1="3.921cm" svg:x2="9.901cm" svg:y2="4.429cm">
            <text:p/>
          </draw:line>
        </draw:g>
        <draw:custom-shape draw:style-name="gr35" draw:text-style-name="P20" draw:layer="layout" svg:width="2.54cm" svg:height="1.016cm" svg:x="5.953cm" svg:y="12.557cm">
          <text:p text:style-name="P20">Ro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0.762cm" svg:height="0.635cm" draw:transform="rotate (-1.5707963267949) translate (6.715cm 15.8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21" draw:layer="layout" svg:width="0.762cm" svg:height="0.635cm" draw:transform="rotate (-1.5707963267949) translate (7.35cm 17.1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21" draw:layer="layout" svg:width="0.762cm" svg:height="0.635cm" draw:transform="rotate (-1.5707963267949) translate (8.62cm 19.6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17" draw:layer="layout" svg:x1="6.334cm" svg:y1="13.573cm" svg:x2="6.334cm" svg:y2="15.937cm">
          <text:p/>
        </draw:line>
        <draw:line draw:style-name="gr40" draw:text-style-name="P17" draw:layer="layout" svg:x1="6.969cm" svg:y1="13.573cm" svg:x2="6.969cm" svg:y2="17.181cm">
          <text:p/>
        </draw:line>
        <draw:line draw:style-name="gr40" draw:text-style-name="P17" draw:layer="layout" svg:x1="8.239cm" svg:y1="13.573cm" svg:x2="8.239cm" svg:y2="19.669cm">
          <text:p/>
        </draw:line>
        <draw:frame draw:style-name="gr52" draw:text-style-name="P22" draw:layer="layout" svg:width="1.162cm" svg:height="0.674cm" svg:x="6.969cm" svg:y="14.015cm">
          <draw:text-box>
            <text:p text:style-name="P14">...</text:p>
          </draw:text-box>
        </draw:frame>
        <draw:custom-shape draw:style-name="gr12" draw:text-style-name="P9" draw:layer="layout" svg:width="1.27cm" svg:height="1.016cm" svg:x="15.605cm" svg:y="19.542cm">
          <text:p text:style-name="P9"><text:span text:style-name="T5">LP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1.016cm" svg:x="17.51cm" svg:y="19.542cm">
          <text:p text:style-name="P9"><text:span text:style-name="T5">HP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1.016cm" svg:x="15.605cm" svg:y="17.002cm">
          <text:p text:style-name="P9"><text:span text:style-name="T5">LP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1.016cm" svg:x="17.51cm" svg:y="17.002cm">
          <text:p text:style-name="P9"><text:span text:style-name="T5">HP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1.016cm" svg:x="15.605cm" svg:y="15.732cm">
          <text:p text:style-name="P9"><text:span text:style-name="T5">LP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1.016cm" svg:x="17.51cm" svg:y="15.732cm">
          <text:p text:style-name="P9"><text:span text:style-name="T5">HP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2.032cm" svg:height="1cm" svg:x="5.953cm" svg:y="5.588cm">
          <text:p text:style-name="P18">Gate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0.508cm" svg:height="0.381cm" draw:transform="rotate (-1.5707963267949) translate (8.874cm 3.9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9" draw:layer="layout" svg:width="0.508cm" svg:height="0.381cm" draw:transform="rotate (-1.5707963267949) translate (8.874cm 7.7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1" draw:layer="layout" svg:x1="7.985cm" svg:y1="5.953cm" svg:x2="9.636cm" svg:y2="5.318cm">
          <text:p/>
        </draw:line>
        <draw:line draw:style-name="gr53" draw:text-style-name="P1" draw:layer="layout" svg:x1="7.985cm" svg:y1="6.207cm" svg:x2="9.636cm" svg:y2="6.842cm">
          <text:p/>
        </draw:line>
        <draw:line draw:style-name="gr53" draw:text-style-name="P1" draw:layer="layout" svg:x1="7.985cm" svg:y1="5.699cm" svg:x2="8.62cm" svg:y2="4.429cm">
          <text:p/>
        </draw:line>
        <draw:line draw:style-name="gr53" draw:text-style-name="P1" draw:layer="layout" svg:x1="7.985cm" svg:y1="6.461cm" svg:x2="8.62cm" svg:y2="7.731cm">
          <text:p/>
        </draw:line>
        <draw:custom-shape draw:style-name="gr37" draw:text-style-name="P11" draw:layer="layout" svg:width="0.254cm" svg:height="0.254cm" svg:x="6.83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254cm" svg:height="0.254cm" svg:x="6.8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" draw:layer="layout" svg:x1="6.961cm" svg:y1="8.001cm" svg:x2="6.961cm" svg:y2="6.604cm">
          <text:p/>
        </draw:line>
        <draw:line draw:style-name="gr55" draw:text-style-name="P1" draw:layer="layout" svg:x1="6.961cm" svg:y1="4.191cm" svg:x2="6.961cm" svg:y2="5.588cm">
          <text:p/>
        </draw:line>
        <draw:custom-shape draw:style-name="gr56" draw:text-style-name="P23" draw:layer="layout" svg:width="2.286cm" svg:height="5.588cm" svg:x="8.239cm" svg:y="3.286cm">
          <text:p/>
          <draw:enhanced-geometry svg:viewBox="0 0 21600 21600" draw:type="rectangle" draw:enhanced-path="M 0 0 L 21600 0 21600 21600 0 21600 0 0 Z N"/>
        </draw:custom-shape>
        <draw:frame draw:style-name="gr48" draw:text-style-name="P15" draw:layer="layout" svg:width="3.144cm" svg:height="0.747cm" svg:x="7.862cm" svg:y="9.001cm">
          <draw:text-box>
            <text:p text:style-name="P14">Stereo Cross</text:p>
          </draw:text-box>
        </draw:frame>
        <draw:frame draw:style-name="gr57" draw:text-style-name="P25" draw:layer="layout" svg:width="3.55cm" svg:height="0.738cm" svg:x="2.27cm" svg:y="2.548cm">
          <draw:text-box>
            <text:p text:style-name="P24"><text:span text:style-name="T7">FDN64Reverb</text:span></text:p>
          </draw:text-box>
        </draw:frame>
        <draw:frame draw:style-name="gr57" draw:text-style-name="P25" draw:layer="layout" svg:width="7.614cm" svg:height="0.738cm" svg:x="2.276cm" svg:y="11.414cm">
          <draw:text-box>
            <text:p text:style-name="P24"><text:span text:style-name="T7">Feedback Delay Network (FDN)</text:span></text:p>
          </draw:text-box>
        </draw:frame>
        <draw:frame draw:style-name="gr52" draw:text-style-name="P27" draw:layer="layout" svg:width="3.144cm" svg:height="1.097cm" svg:x="15.636cm" svg:y="20.685cm">
          <draw:text-box>
            <text:p text:style-name="P26">LP: Lowpass</text:p>
            <text:p text:style-name="P26">HP: Highpas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7 20 13" svg:d="M0 20l10-13 10 13z"/>
    <draw:marker draw:name="Arrowheads_20_12" draw:display-name="Arrowheads 12" svg:viewBox="0 0 1131 1580" svg:d="M1013 1491l118 89-567-1580-564 1580 114-85 136-68 148-46 161-17 161 13 153 46z"/>
    <draw:marker draw:name="Arrowheads_20_13" draw:display-name="Arrowheads 13" svg:viewBox="0 826 1131 754" svg:d="M566 826l-566 754 114-85 136-68 148-46 161-17 161 13 153 46 140 68 118 89z"/>
    <draw:marker draw:name="Arrowheads_20_14" draw:display-name="Arrowheads 14" svg:viewBox="-10 0 10 15" svg:d="M0 0zM-5 0l-5 15h5z"/>
    <draw:marker draw:name="Arrowheads_20_15" draw:display-name="Arrowheads 15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1-24T16:10:28.085000000</meta:creation-date>
    <meta:editing-duration>PT1H34M31S</meta:editing-duration>
    <meta:editing-cycles>142</meta:editing-cycles>
    <meta:generator>LibreOffice/7.3.2.2$Windows_X86_64 LibreOffice_project/49f2b1bff42cfccbd8f788c8dc32c1c309559be0</meta:generator>
    <dc:title>A4_Landscape</dc:title>
    <dc:date>2022-05-14T18:38:54.459000000</dc:date>
    <meta:document-statistic meta:object-count="334"/>
    <meta:template xlink:type="simple" xlink:actuate="onRequest" xlink:title="A4_Landscape" xlink:href="../../AppData/Roaming/LibreOffice/4/user/template/A4_Landscape.otg" meta:date="2020-01-24T16:10:27.922000000"/>
  </office:meta>
</office:document-meta>
</file>